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KFGQPC Uthmanic Script HAFS" svg:font-family="'KFGQPC Uthmanic Script HAF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ra" svg:font-family="Lora"/>
    <style:font-face style:name="Noto Sans Arabic"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Text_20_body">
      <style:paragraph-properties fo:text-align="end" style:justify-single-word="false" style:writing-mode="rl-tb"/>
      <style:text-properties fo:font-size="16pt" style:font-size-asian="16pt" style:font-size-complex="16pt"/>
    </style:style>
    <style:style style:name="P2" style:family="paragraph" style:parent-style-name="Text_20_body">
      <style:paragraph-properties fo:text-align="start" style:justify-single-word="false" style:writing-mode="lr-tb"/>
      <style:text-properties fo:font-size="16pt" officeooo:rsid="000b2e31" officeooo:paragraph-rsid="000b2e31" style:font-size-asian="16pt" style:font-size-complex="16pt"/>
    </style:style>
    <style:style style:name="P3" style:family="paragraph" style:parent-style-name="Text_20_body">
      <style:paragraph-properties fo:text-align="start" style:justify-single-word="false" style:writing-mode="lr-tb"/>
      <style:text-properties fo:font-size="16pt" officeooo:rsid="000cc7da" officeooo:paragraph-rsid="000cc7da" style:font-size-asian="16pt" style:font-size-complex="16pt"/>
    </style:style>
    <style:style style:name="P4" style:family="paragraph" style:parent-style-name="Text_20_body">
      <style:paragraph-properties fo:text-align="start" style:justify-single-word="false" style:writing-mode="lr-tb"/>
      <style:text-properties fo:font-size="16pt" officeooo:rsid="00124f81" officeooo:paragraph-rsid="00124f81" style:font-size-asian="16pt" style:font-size-complex="16pt"/>
    </style:style>
    <style:style style:name="P5" style:family="paragraph" style:parent-style-name="Text_20_body">
      <style:paragraph-properties fo:text-align="start" style:justify-single-word="false" style:writing-mode="lr-tb"/>
      <style:text-properties fo:font-size="16pt" officeooo:rsid="001379b9" officeooo:paragraph-rsid="001379b9" style:font-size-asian="16pt" style:font-size-complex="16pt"/>
    </style:style>
    <style:style style:name="P6" style:family="paragraph" style:parent-style-name="Text_20_body">
      <style:paragraph-properties fo:text-align="start" style:justify-single-word="false" style:writing-mode="lr-tb"/>
      <style:text-properties fo:font-size="16pt" officeooo:rsid="001456d2" officeooo:paragraph-rsid="001456d2" style:font-size-asian="16pt" style:font-size-complex="16pt"/>
    </style:style>
    <style:style style:name="P7" style:family="paragraph" style:parent-style-name="Standard">
      <style:paragraph-properties fo:text-align="start" style:justify-single-word="false" style:writing-mode="lr-tb"/>
      <style:text-properties fo:font-size="16pt" officeooo:rsid="00213c71" officeooo:paragraph-rsid="00213c71" style:font-size-asian="16pt" style:font-size-complex="16pt"/>
    </style:style>
    <style:style style:name="P8" style:family="paragraph" style:parent-style-name="Text_20_body">
      <style:paragraph-properties fo:text-align="start" style:justify-single-word="false" style:writing-mode="lr-tb"/>
      <style:text-properties fo:font-size="16pt" officeooo:rsid="001726aa" officeooo:paragraph-rsid="00184212" style:font-size-asian="16pt" style:font-size-complex="16pt"/>
    </style:style>
    <style:style style:name="P9" style:family="paragraph" style:parent-style-name="Text_20_body">
      <style:paragraph-properties fo:text-align="end" style:justify-single-word="false" style:writing-mode="rl-tb"/>
      <style:text-properties fo:font-size="16pt" style:font-size-asian="16pt" style:font-size-complex="16pt"/>
    </style:style>
    <style:style style:name="P10" style:family="paragraph" style:parent-style-name="Text_20_body">
      <style:paragraph-properties fo:text-align="end" style:justify-single-word="false" fo:break-before="page" style:writing-mode="rl-tb"/>
      <style:text-properties fo:font-size="16pt" style:font-size-asian="16pt" style:font-size-complex="16pt"/>
    </style:style>
    <style:style style:name="P11" style:family="paragraph" style:parent-style-name="Text_20_body">
      <style:paragraph-properties fo:text-align="start" style:justify-single-word="false" style:writing-mode="lr-tb"/>
      <style:text-properties fo:font-size="16pt" officeooo:paragraph-rsid="0019e0b1" style:font-size-asian="16pt" style:font-size-complex="16pt"/>
    </style:style>
    <style:style style:name="P12" style:family="paragraph" style:parent-style-name="Text_20_body">
      <style:paragraph-properties fo:text-align="start" style:justify-single-word="false" style:writing-mode="lr-tb"/>
      <style:text-properties fo:font-size="16pt" officeooo:rsid="00184212" officeooo:paragraph-rsid="00184212" style:font-size-asian="16pt" style:font-size-complex="16pt"/>
    </style:style>
    <style:style style:name="P13" style:family="paragraph" style:parent-style-name="Text_20_body">
      <style:paragraph-properties fo:text-align="start" style:justify-single-word="false" style:writing-mode="lr-tb"/>
      <style:text-properties fo:font-size="16pt" officeooo:rsid="0020d49e" officeooo:paragraph-rsid="0020d49e" style:font-size-asian="16pt" style:font-size-complex="16pt"/>
    </style:style>
    <style:style style:name="T1" style:family="text">
      <style:text-properties officeooo:rsid="0009d65e"/>
    </style:style>
    <style:style style:name="T2" style:family="text">
      <style:text-properties fo:color="#c9211e" loext:opacity="100%"/>
    </style:style>
    <style:style style:name="T3" style:family="text">
      <style:text-properties officeooo:rsid="000e3df8"/>
    </style:style>
    <style:style style:name="T4" style:family="text">
      <style:text-properties officeooo:rsid="0010175a"/>
    </style:style>
    <style:style style:name="T5" style:family="text">
      <style:text-properties officeooo:rsid="00101db7"/>
    </style:style>
    <style:style style:name="T6" style:family="text">
      <style:text-properties officeooo:rsid="0015bef2"/>
    </style:style>
    <style:style style:name="T7" style:family="text">
      <style:text-properties officeooo:rsid="00183696"/>
    </style:style>
    <style:style style:name="T8" style:family="text">
      <style:text-properties officeooo:rsid="00196c5e"/>
    </style:style>
    <style:style style:name="T9" style:family="text">
      <style:text-properties officeooo:rsid="0019e0b1"/>
    </style:style>
    <style:style style:name="T10" style:family="text">
      <style:text-properties fo:color="#355269" loext:opacity="100%"/>
    </style:style>
    <style:style style:name="T11" style:family="text">
      <style:text-properties fo:color="#355269" loext:opacity="100%" officeooo:rsid="0009d65e"/>
    </style:style>
    <style:style style:name="T12" style:family="text">
      <style:text-properties officeooo:rsid="001a9f17"/>
    </style:style>
    <style:style style:name="T13" style:family="text">
      <style:text-properties officeooo:rsid="001bbcdd"/>
    </style:style>
    <style:style style:name="T14" style:family="text">
      <style:text-properties officeooo:rsid="001d962f"/>
    </style:style>
    <style:style style:name="T15" style:family="text">
      <style:text-properties officeooo:rsid="001e5fc9"/>
    </style:style>
    <style:style style:name="T16" style:family="text">
      <style:text-properties officeooo:rsid="001f0023"/>
    </style:style>
    <style:style style:name="T17" style:family="text">
      <style:text-properties style:use-window-font-color="true" loext:opacity="0%"/>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يُسَبِّحُ لِلَّهِ مَا فِي السَّمَاوَاتِ وَمَا فِي الْأَرْضِ الْمَلِكِ الْقُدُّوسِ الْعَزِيزِ الْحَكِيمِ</text:span> <text:span text:style-name="T1">١</text:span></text:p>
      <text:p text:style-name="P2">What ever is in the skies and the earth declares perfection of Allah the king, the pure, the all-mighty, the wise.</text:p>
      <text:p text:style-name="P1"/>
      <text:p text:style-name="P1"><text:span text:style-name="T2">هُوَ الَّذِي بَعَثَ فِي الْأُمِّيِّينَ رَسُولًا مِّنْهُمْ يَتْلُو عَلَيْهِمْ آيَاتِهِ وَيُزَكِّيهِمْ وَيُعَلِّمُهُمُ الْكِتَابَ وَالْحِكْمَةَ</text:span> <text:span text:style-name="T10">وَإِن كَانُوا مِن قَبْلُ لَفِي ضَلَالٍ مُّبِينٍ</text:span> <text:span text:style-name="T1">٢</text:span></text:p>
      <text:p text:style-name="P3">He is the one who sent down a messenger from them among the unlettered, who recites the his <text:span text:style-name="T5">miraculous</text:span> <text:span text:style-name="T5">sings</text:span>, he purifies them and teaches them law and wisdom. <text:span text:style-name="T3">Surely </text:span><text:span text:style-name="T4">they</text:span><text:span text:style-name="T3"> were in great misguidance.</text:span></text:p>
      <text:p text:style-name="P3"/>
      <text:p text:style-name="P1"><text:span text:style-name="T2">وَآخَرِينَ مِنْهُمْ لَمَّا يَلْحَقُوا بِهِمْ</text:span> ۚ <text:span text:style-name="T10">وَهُوَ الْعَزِيزُ الْحَكِيمُ </text:span><text:span text:style-name="T1">٣</text:span></text:p>
      <text:p text:style-name="P4">And delayed from them who haven’t yet joined them. And he is almighty and wise.</text:p>
      <text:p text:style-name="P4"/>
      <text:p text:style-name="P1"><text:span text:style-name="T10">ذَٰلِكَ فَضْلُ اللَّهِ يُؤْتِيهِ مَن يَشَاءُ ۚ</text:span><text:span text:style-name="T2"> وَاللَّهُ ذُو الْفَضْلِ الْعَظِيمِ</text:span> <text:span text:style-name="T1">٤</text:span></text:p>
      <text:p text:style-name="P5">This is the bounty of Allah. He gives it to whoever he wants or who wants. And Allah is the possessor of great bounties.</text:p>
      <text:p text:style-name="P5"/>
      <text:p text:style-name="P1"><text:span text:style-name="T2">مَثَلُ الَّذِينَ حُمِّلُوا التَّوْرَاةَ ثُمَّ لَمْ يَحْمِلُوهَا كَمَثَلِ الْحِمَارِ يَحْمِلُ أَسْفَارًا</text:span> ۚ<text:span text:style-name="T2"> بِئْسَ مَثَلُ الْقَوْمِ الَّذِينَ كَذَّبُوا بِآيَاتِ اللَّهِ ۚ</text:span> وَاللَّهُ لَا يَهْدِي الْقَوْمَ الظَّالِمِينَ<text:span text:style-name="T1">٥</text:span></text:p>
      <text:p text:style-name="P6"><text:soft-page-break/>The example of the ones who was entrusted with the Torah then they didn’t bore it like the example of the donkey caring books is a evil example of <text:span text:style-name="T6">the</text:span> nation who lied with the aya of Allah. And Allah, he doesn’t guide nation of wrongdoing.</text:p>
      <text:p text:style-name="P6"/>
      <text:p text:style-name="P1">قُلْ يَا أَيُّهَا <text:span text:style-name="T2">الَّذِينَ هَادُوا إِن زَعَمْتُمْ أَنَّكُمْ أَوْلِيَاءُ لِلَّهِ مِن دُونِ النَّاسِ</text:span> فَتَمَنَّوُا الْمَوْتَ إِن كُنتُمْ صَادِقِينَ <text:span text:style-name="T1">٦</text:span></text:p>
      <text:p text:style-name="P8">Say! <text:span text:style-name="T7">Those who </text:span><text:span text:style-name="T12">have became</text:span><text:span text:style-name="T7"> Jews if you claim that </text:span><text:span text:style-name="T13">you are</text:span><text:span text:style-name="T7"> allies of Allah from the mankind. Then wish for death if you were from the truthful.</text:span></text:p>
      <text:p text:style-name="P8"><text:span text:style-name="T7"><text:s/></text:span></text:p>
      <text:p text:style-name="P1"><text:span text:style-name="T2">وَلَا يَتَمَنَّوْنَهُ أَبَدًا بِمَا قَدَّمَتْ أَيْدِيهِمْ</text:span> ۚ وَاللَّهُ عَلِيمٌ بِالظَّالِمِينَ <text:span text:style-name="T1">٧</text:span></text:p>
      <text:p text:style-name="P12">They will not ever wish for what their hands brought forth. <text:span text:style-name="T8">And Allah is all-knowing about the wrong doers.</text:span></text:p>
      <text:p text:style-name="P1"/>
      <text:p text:style-name="P1">قُلْ<text:span text:style-name="T2"> إِنَّ الْمَوْتَ الَّذِي تَفِرُّونَ مِنْهُ</text:span><text:span text:style-name="T10"> فَإِنَّهُ مُلَاقِيكُمْ</text:span> ۖ <text:span text:style-name="T2">ثُمَّ تُرَدُّونَ إِلَىٰ عَالِمِ الْغَيْبِ وَالشَّهَادَةِ</text:span> <text:span text:style-name="T10">فَيُنَبِّئُكُم بِمَا كُنتُمْ تَعْمَلُونَ </text:span><text:span text:style-name="T11">٨</text:span></text:p>
      <text:p text:style-name="P11"><text:span text:style-name="T9">Say. </text:span><text:span text:style-name="T14">Surely death which you all flee form. it will surely meet you all. </text:span><text:span text:style-name="T15">Then you all will go back to the know-er of the unseen and witness. </text:span><text:span text:style-name="T16">He will inform you about what you all used to do.</text:span></text:p>
      <text:p text:style-name="P10">يَا أَيُّهَا <text:span text:style-name="T2">الَّذِينَ آمَنُوا</text:span> إِذَا نُودِيَ لِلصَّلَاةِ مِن يَوْمِ الْجُمُعَةِ <text:span text:style-name="T2">فَاسْعَوْا إِلَىٰ ذِكْرِ اللَّهِ </text:span>وَذَرُوا الْبَيْعَ ۚ <text:span text:style-name="T2">ذَٰلِكُمْ خَيْرٌ لَّكُمْ إِن كُنتُمْ تَعْلَمُونَ</text:span> <text:span text:style-name="T1">٩</text:span></text:p>
      <text:p text:style-name="P13">Those who have believed when the calling to prayer is heard for the Jumma then haste towards the remembrance of Allah and leave the business. That is better for you if you knew.</text:p>
      <text:p text:style-name="P1"/>
      <text:p text:style-name="P1">فَإِذَا قُضِيَتِ الصَّلَاةُ<text:span text:style-name="T2"> فَانتَشِرُوا فِي الْأَرْضِ</text:span><text:span text:style-name="T17"> وَابْتَغُوا مِن فَضْلِ اللَّهِ </text:span><text:span text:style-name="T2">وَاذْكُرُوا اللَّهَ كَثِيرًا</text:span> لَّعَلَّكُمْ تُفْلِحُونَ <text:span text:style-name="T1">١٠</text:span></text:p>
      <text:p text:style-name="P13">Then when the prayer is concluded then spread on the land and seek from the bounty of Allah and remember Allah a lot. So that you succeed.</text:p>
      <text:p text:style-name="P1"/>
      <text:p text:style-name="P1">وَإِذَا رَأَوْا <text:span text:style-name="T2">تِجَارَةً</text:span> أَوْ لَهْوًا انفَضُّوا إِلَيْهَا وَتَرَكُوكَ قَائِمًا ۚ قُلْ مَا عِندَ اللَّهِ خَيْرٌ مِّنَ اللَّهْوِ وَمِنَ التِّجَارَةِ ۚ وَاللَّهُ خَيْرُ الرَّازِقِينَ <text:span text:style-name="T1">١١</text:span></text:p>
      <text:p text:style-name="P7">When they see transaction or sport they rush towards it and you are left standing. Say what is with Allah is better than sport and transaction. And Allah is the best probid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KFGQPC Uthmanic Script HAFS" svg:font-family="'KFGQPC Uthmanic Script HAF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ra" svg:font-family="Lora"/>
    <style:font-face style:name="Noto Sans Arabic"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ora" fo:font-size="12pt" fo:language="en" fo:country="US" style:letter-kerning="true" style:font-name-asian="Noto Sans CJK SC" style:font-size-asian="10.5pt" style:language-asian="zh" style:country-asian="CN" style:font-name-complex="KFGQPC Uthmanic Script HAF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ora" fo:font-size="12pt" fo:language="en" fo:country="US" style:letter-kerning="true" style:font-name-asian="Noto Sans CJK SC" style:font-size-asian="10.5pt" style:language-asian="zh" style:country-asian="CN" style:font-name-complex="KFGQPC Uthmanic Script HAF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KFGQPC Uthmanic Script HAFS" style:font-family-complex="'KFGQPC Uthmanic Script HAF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ora" fo:font-family="Lora" style:font-size-asian="12pt" style:font-name-complex="KFGQPC Uthmanic Script HAFS" style:font-family-complex="'KFGQPC Uthmanic Script HAFS'"/>
    </style:style>
    <style:style style:name="Caption" style:family="paragraph" style:parent-style-name="Standard" style:class="extra">
      <style:paragraph-properties fo:margin-top="0.0835in" fo:margin-bottom="0.0835in" style:contextual-spacing="false" text:number-lines="false" text:line-number="0"/>
      <style:text-properties style:font-name="Lora" fo:font-family="Lora" fo:font-size="12pt" fo:font-style="italic" style:font-size-asian="12pt" style:font-style-asian="italic" style:font-name-complex="KFGQPC Uthmanic Script HAFS" style:font-family-complex="'KFGQPC Uthmanic Script HAFS'" style:font-size-complex="12pt" style:font-style-complex="italic"/>
    </style:style>
    <style:style style:name="Index" style:family="paragraph" style:parent-style-name="Standard" style:class="index">
      <style:paragraph-properties text:number-lines="false" text:line-number="0"/>
      <style:text-properties style:font-name="Lora" fo:font-family="Lora" style:font-size-asian="12pt" style:font-name-complex="KFGQPC Uthmanic Script HAFS" style:font-family-complex="'KFGQPC Uthmanic Script HAF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Noto Sans Arabic" style:font-family-complex="'Noto Sans Arabic'"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kib</meta:initial-creator>
    <meta:creation-date>2023-08-12T13:28:59.219421068</meta:creation-date>
    <meta:generator>LibreOffice/7.5.5.2$Linux_X86_64 LibreOffice_project/50$Build-2</meta:generator>
    <dc:date>2023-08-12T20:23:06.125479825</dc:date>
    <dc:creator>Sakib</dc:creator>
    <meta:editing-duration>PT4H27M4S</meta:editing-duration>
    <meta:editing-cycles>25</meta:editing-cycles>
    <meta:document-statistic meta:table-count="0" meta:image-count="0" meta:object-count="0" meta:page-count="3" meta:paragraph-count="23" meta:word-count="515" meta:character-count="2654" meta:non-whitespace-character-count="2160"/>
  </office:meta>
</office:document-meta>
</file>